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792cm"/>
    </style:style>
    <style:style style:name="co2" style:family="table-column">
      <style:table-column-properties fo:break-before="auto" style:column-width="2.958cm"/>
    </style:style>
    <style:style style:name="co3" style:family="table-column">
      <style:table-column-properties fo:break-before="auto" style:column-width="3.041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127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3.51cm"/>
    </style:style>
    <style:style style:name="co8" style:family="table-column">
      <style:table-column-properties fo:break-before="auto" style:column-width="3.8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08cm" svg:height="9.005cm" svg:x="0.195cm" svg:y="2.47cm">
            <draw:object draw:notify-on-update-of-ranges="Sheet1.B2:Sheet1.B5 Sheet1.C1:Sheet1.C1 Sheet1.C2:Sheet1.C5 Sheet1.D1:Sheet1.D1 Sheet1.D2:Sheet1.D5 Sheet1.E1:Sheet1.E1 Sheet1.E2:Sheet1.E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map count</text:p>
          </table:table-cell>
          <table:table-cell office:value-type="string" calcext:value-type="string">
            <text:p>traditional union</text:p>
          </table:table-cell>
          <table:table-cell office:value-type="string" calcext:value-type="string">
            <text:p>sequential splice</text:p>
          </table:table-cell>
          <table:table-cell office:value-type="string" calcext:value-type="string">
            <text:p>parallel spl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(76.313046+ 64.741668 +60.530019)/3" office:value-type="float" office:value="67.194911" calcext:value-type="float">
            <text:p>67.19</text:p>
          </table:table-cell>
          <table:table-cell table:formula="of:=(24.366859+24.888279+24.63989)/3" office:value-type="float" office:value="24.631676" calcext:value-type="float">
            <text:p>24.63</text:p>
          </table:table-cell>
          <table:table-cell table:formula="of:=(17.485336+13.58156+ 14.31295)/3" office:value-type="float" office:value="15.1266153333333" calcext:value-type="float">
            <text:p>15.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formula="of:=(464.146272+562.971815+432.77403)/3" office:value-type="float" office:value="486.630705666667" calcext:value-type="float">
            <text:p>486.63</text:p>
          </table:table-cell>
          <table:table-cell table:formula="of:=(173.147158+173.271926+174.13406)/3" office:value-type="float" office:value="173.517714666667" calcext:value-type="float">
            <text:p>173.52</text:p>
          </table:table-cell>
          <table:table-cell table:formula="of:=( 61.436562+58.480498+58.404012)/3" office:value-type="float" office:value="59.4403573333333" calcext:value-type="float">
            <text:p>59.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1156.48216733333" calcext:value-type="float">
            <text:p>1156.48</text:p>
          </table:table-cell>
          <table:table-cell office:value-type="float" office:value="287.730102333333" calcext:value-type="float">
            <text:p>287.73</text:p>
          </table:table-cell>
          <table:table-cell office:value-type="float" office:value="43.464295" calcext:value-type="float">
            <text:p>43.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0000" calcext:value-type="float">
            <text:p>10000000</text:p>
          </table:table-cell>
          <table:table-cell table:formula="of:= (5857.878649+4332.939993+ 4285.323083)/3" office:value-type="float" office:value="4825.380575" calcext:value-type="float">
            <text:p>4825.38</text:p>
          </table:table-cell>
          <table:table-cell table:formula="of:=(1158.562655+949.665669+947.629769)/3" office:value-type="float" office:value="1018.61936433333" calcext:value-type="float">
            <text:p>1018.62</text:p>
          </table:table-cell>
          <table:table-cell table:formula="of:=(320.157211+363.327839+325.284283)/3" office:value-type="float" office:value="336.256444333333" calcext:value-type="float">
            <text:p>336.26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B2:Sheet1.G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18:46:25.137150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15:38:14.675941709</meta:creation-date>
    <dc:date>2014-11-16T18:58:47.846169443</dc:date>
    <meta:editing-duration>PT13M3S</meta:editing-duration>
    <meta:editing-cycles>2</meta:editing-cycles>
    <meta:generator>LibreOffice/4.3.3.1$Linux_X86_64 LibreOffice_project/430$Build-1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line" chart:style-name="ch1">
        <chart:legend chart:legend-position="end" svg:x="12.099cm" svg:y="3.706cm" style:legend-expansion="high" chart:style-name="ch2"/>
        <chart:plot-area chart:style-name="ch3" table:cell-range-address="Sheet1.B2:Sheet1.E5 Sheet1.C1:Sheet1.E1" chart:data-source-has-labels="both" svg:x="1.331cm" svg:y="0.18cm" svg:width="10.448cm" svg:height="7.665cm">
          <chartooo:coordinate-region svg:x="2.799cm" svg:y="0.379cm" svg:width="8.237cm" svg:height="6.819cm"/>
          <chart:axis chart:dimension="x" chart:name="primary-x" chart:style-name="ch4" chartooo:axis-type="auto">
            <chartooo:date-scale/>
            <chart:title svg:x="5.73cm" svg:y="8.025cm" chart:style-name="ch5">
              <text:p>map count</text:p>
            </chart:title>
            <chart:categories table:cell-range-address="Sheet1.B2:Sheet1.B5"/>
          </chart:axis>
          <chart:axis chart:dimension="y" chart:name="primary-y" chart:style-name="ch6">
            <chart:title svg:x="0.451cm" svg:y="4.466cm" chart:style-name="ch7">
              <text:p>millis</text:p>
            </chart:title>
            <chart:grid chart:style-name="ch8" chart:class="major"/>
          </chart:axis>
          <chart:series chart:style-name="ch9" chart:values-cell-range-address="Sheet1.C2:Sheet1.C5" chart:label-cell-address="Sheet1.C1:Sheet1.C1" chart:class="chart:line">
            <chart:data-point chart:repeated="4"/>
          </chart:series>
          <chart:series chart:style-name="ch10" chart:values-cell-range-address="Sheet1.D2:Sheet1.D5" chart:label-cell-address="Sheet1.D1:Sheet1.D1" chart:class="chart:line">
            <chart:data-point chart:repeated="4"/>
          </chart:series>
          <chart:series chart:style-name="ch11" chart:values-cell-range-address="Sheet1.E2:Sheet1.E5" chart:label-cell-address="Sheet1.E1:Sheet1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ditional union</text:p>
                <draw:g>
                  <svg:desc>Sheet1.C1:Sheet1.C1</svg:desc>
                </draw:g>
              </table:table-cell>
              <table:table-cell office:value-type="string">
                <text:p>sequential splice</text:p>
                <draw:g>
                  <svg:desc>Sheet1.D1:Sheet1.D1</svg:desc>
                </draw:g>
              </table:table-cell>
              <table:table-cell office:value-type="string">
                <text:p>parallel splic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B2:Sheet1.B5</svg:desc>
                </draw:g>
              </table:table-cell>
              <table:table-cell office:value-type="float" office:value="67.194911">
                <text:p>67.194911</text:p>
                <draw:g>
                  <svg:desc>Sheet1.C2:Sheet1.C5</svg:desc>
                </draw:g>
              </table:table-cell>
              <table:table-cell office:value-type="float" office:value="24.631676">
                <text:p>24.631676</text:p>
                <draw:g>
                  <svg:desc>Sheet1.D2:Sheet1.D5</svg:desc>
                </draw:g>
              </table:table-cell>
              <table:table-cell office:value-type="float" office:value="15.1266153333333">
                <text:p>15.1266153333333</text:p>
                <draw:g>
                  <svg:desc>Sheet1.E2:Sheet1.E5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486.630705666667">
                <text:p>486.630705666667</text:p>
              </table:table-cell>
              <table:table-cell office:value-type="float" office:value="173.517714666667">
                <text:p>173.517714666667</text:p>
              </table:table-cell>
              <table:table-cell office:value-type="float" office:value="59.4403573333333">
                <text:p>59.440357333333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156.48216733333">
                <text:p>1156.48216733333</text:p>
              </table:table-cell>
              <table:table-cell office:value-type="float" office:value="287.730102333333">
                <text:p>287.730102333333</text:p>
              </table:table-cell>
              <table:table-cell office:value-type="float" office:value="43.464295">
                <text:p>43.46429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4825.380575">
                <text:p>4825.380575</text:p>
              </table:table-cell>
              <table:table-cell office:value-type="float" office:value="1018.61936433333">
                <text:p>1018.61936433333</text:p>
              </table:table-cell>
              <table:table-cell office:value-type="float" office:value="336.256444333333">
                <text:p>336.256444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1$Linux_X86_64 LibreOffice_project/4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